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4cm" fo:min-width="0.191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848cm" fo:min-width="0.5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33cm" fo:min-width="0.194cm"/>
    </style:style>
    <style:style style:name="gr5" style:family="graphic" style:parent-style-name="standard">
      <style:graphic-properties draw:textarea-horizontal-align="justify" draw:textarea-vertical-align="middle" draw:auto-grow-height="false" fo:min-height="2.032cm" fo:min-width="0.194cm"/>
    </style:style>
    <style:style style:name="gr6" style:family="graphic" style:parent-style-name="standard">
      <style:graphic-properties draw:textarea-horizontal-align="justify" draw:textarea-vertical-align="middle" draw:auto-grow-height="false" fo:min-height="1.812cm" fo:min-width="0.191cm"/>
    </style:style>
    <style:style style:name="gr7" style:family="graphic" style:parent-style-name="standard">
      <style:graphic-properties draw:textarea-horizontal-align="justify" draw:textarea-vertical-align="middle" draw:auto-grow-height="false" fo:min-height="0.824cm" fo:min-width="0.406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828cm" fo:min-width="0.40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031cm" fo:min-width="0.194cm"/>
    </style:style>
    <style:style style:name="gr1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2.032cm" fo:min-width="0.193cm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8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61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09cm"/>
      <style:paragraph-properties style:writing-mode="lr-tb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64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05cm"/>
      <style:paragraph-properties style:writing-mode="lr-tb"/>
    </style:style>
    <style:style style:name="gr29" style:family="graphic">
      <style:graphic-properties draw:stroke="none" draw:fill="none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fo:font-weight="bold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6pt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15pt" fo:font-weight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fo:font-weight="bold"/>
    </style:style>
    <style:style style:name="T2" style:family="text">
      <style:text-properties fo:font-size="16pt"/>
    </style:style>
    <style:style style:name="T3" style:family="text">
      <style:text-properties style:text-position="-33% 58%" fo:font-size="16pt"/>
    </style:style>
    <style:style style:name="T4" style:family="text">
      <style:text-properties style:text-position="0% 100%" fo:font-size="16pt"/>
    </style:style>
    <style:style style:name="T5" style:family="text">
      <style:text-properties style:text-position="-33% 58%" fo:font-size="15pt" fo:font-weight="bold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20pt" style:font-size-asian="20pt" style:font-size-complex="20pt"/>
    </style:style>
    <style:style style:name="T8" style:family="text">
      <style:text-properties fo:color="#000000" style:text-position="0% 100%" fo:font-size="15pt" fo:font-weight="bold"/>
    </style:style>
    <style:style style:name="T9" style:family="text">
      <style:text-properties fo:color="#000000" style:text-position="-33% 58%" fo:font-size="15pt" fo:font-weight="bold"/>
    </style:style>
    <style:style style:name="T10" style:family="text">
      <style:text-properties style:text-position="0% 100%"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1" draw:id="id11">
          <draw:custom-shape draw:style-name="gr1" draw:text-style-name="P1" draw:layer="layout" svg:width="0.691cm" svg:height="2.284cm" svg:x="10.101cm" svg:y="4.94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452cm" svg:y1="4.956cm" svg:x2="10.466cm" svg:y2="3.901cm">
            <text:p/>
          </draw:line>
          <draw:line draw:style-name="gr2" draw:text-style-name="P2" draw:layer="layout" svg:x1="10.452cm" svg:y1="8.32cm" svg:x2="10.466cm" svg:y2="7.265cm">
            <text:p/>
          </draw:line>
        </draw:g>
        <draw:custom-shape draw:style-name="gr3" draw:text-style-name="P3" xml:id="id2" draw:id="id2" draw:layer="layout" svg:width="1.552cm" svg:height="1.552cm" svg:x="2.856cm" svg:y="5.6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4" draw:text-style-name="P1" draw:layer="layout" svg:width="0.694cm" svg:height="2.283cm" draw:transform="rotate (1.5707963267949) translate (5.8cm 3.925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809cm" svg:y1="3.574cm" svg:x2="4.754cm" svg:y2="3.56cm">
            <text:p/>
          </draw:line>
          <draw:line draw:style-name="gr2" draw:text-style-name="P2" draw:layer="layout" svg:x1="9.173cm" svg:y1="3.574cm" svg:x2="8.118cm" svg:y2="3.56cm">
            <text:p/>
          </draw:line>
        </draw:g>
        <draw:g xml:id="id16" draw:id="id16">
          <draw:custom-shape draw:style-name="gr5" draw:text-style-name="P1" draw:layer="layout" svg:width="0.694cm" svg:height="2.282cm" draw:transform="rotate (1.5707963267949) translate (5.715cm 9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22cm" svg:y1="8.749cm" svg:x2="4.667cm" svg:y2="8.735cm">
            <text:p/>
          </draw:line>
          <draw:line draw:style-name="gr2" draw:text-style-name="P2" draw:layer="layout" svg:x1="9.087cm" svg:y1="8.749cm" svg:x2="8.032cm" svg:y2="8.735cm">
            <text:p/>
          </draw:line>
        </draw:g>
        <draw:g xml:id="id14" draw:id="id14">
          <draw:custom-shape draw:style-name="gr4" draw:text-style-name="P1" draw:layer="layout" svg:width="0.694cm" svg:height="2.283cm" draw:transform="rotate (1.5707963267949) translate (5.78cm 14.272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788cm" svg:y1="13.92cm" svg:x2="4.733cm" svg:y2="13.906cm">
            <text:p/>
          </draw:line>
          <draw:line draw:style-name="gr2" draw:text-style-name="P2" draw:layer="layout" svg:x1="9.153cm" svg:y1="13.92cm" svg:x2="8.098cm" svg:y2="13.906cm">
            <text:p/>
          </draw:line>
        </draw:g>
        <draw:g xml:id="id15" draw:id="id15">
          <draw:custom-shape draw:style-name="gr6" draw:text-style-name="P1" draw:layer="layout" svg:width="0.691cm" svg:height="2.062cm" svg:x="3.287cm" svg:y="10.55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.638cm" svg:y1="10.566cm" svg:x2="3.652cm" svg:y2="9.614cm">
            <text:p/>
          </draw:line>
          <draw:line draw:style-name="gr2" draw:text-style-name="P2" draw:layer="layout" svg:x1="3.638cm" svg:y1="13.602cm" svg:x2="3.652cm" svg:y2="12.65cm">
            <text:p/>
          </draw:line>
        </draw:g>
        <draw:g xml:id="id4" draw:id="id4">
          <draw:custom-shape draw:style-name="gr7" draw:text-style-name="P1" draw:layer="layout" svg:width="1.811cm" svg:height="2.148cm" svg:x="16.355cm" svg:y="5.21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2" draw:layer="layout" svg:x1="17.258cm" svg:y1="5.839cm" svg:x2="17.258cm" svg:y2="6.895cm">
            <text:p/>
          </draw:line>
        </draw:g>
        <draw:custom-shape draw:style-name="gr9" draw:text-style-name="P3" xml:id="id8" draw:id="id8" draw:layer="layout" svg:width="1.811cm" svg:height="2.155cm" svg:x="9.54cm" svg:y="10.155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5" draw:id="id5" draw:layer="layout" svg:width="0.346cm" svg:height="0.345cm" svg:x="17.087cm" svg:y="8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344cm" svg:height="0.344cm" svg:x="10.274cm" svg:y="3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3" draw:id="id13" draw:layer="layout" svg:width="0.344cm" svg:height="0.345cm" svg:x="3.46cm" svg:y="8.5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0.001cm" svg:height="0.002cm" draw:transform="rotate (1.5707963267949) translate (11.136cm 8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xml:id="id1" draw:id="id1" draw:layer="layout" svg:x1="11.136cm" svg:y1="8.489cm" svg:x2="11.136cm" svg:y2="8.489cm">
            <text:p/>
          </draw:line>
          <draw:line draw:style-name="gr2" draw:text-style-name="P2" draw:layer="layout" svg:x1="11.136cm" svg:y1="8.489cm" svg:x2="11.136cm" svg:y2="8.489cm">
            <text:p/>
          </draw:line>
          <draw:connector draw:style-name="gr11" draw:text-style-name="P4" draw:layer="layout" draw:type="line" svg:x1="11.136cm" svg:y1="8.489cm" svg:x2="11.136cm" svg:y2="8.489cm" draw:start-shape="id1" draw:start-glue-point="3" svg:d="M11136 8489z" svg:viewBox="0 0 1 1">
            <text:p/>
          </draw:connector>
        </draw:g>
        <draw:custom-shape draw:style-name="gr10" draw:text-style-name="P1" xml:id="id12" draw:id="id12" draw:layer="layout" svg:width="0.344cm" svg:height="0.345cm" svg:x="10.274cm" svg:y="8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344cm" svg:height="0.345cm" svg:x="10.274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12" draw:text-style-name="P1" draw:layer="layout" svg:width="0.694cm" svg:height="2.281cm" draw:transform="rotate (1.5707963267949) translate (12.853cm 3.913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86cm" svg:y1="3.562cm" svg:x2="11.805cm" svg:y2="3.548cm">
            <text:p/>
          </draw:line>
          <draw:line draw:style-name="gr2" draw:text-style-name="P2" draw:layer="layout" svg:x1="16.225cm" svg:y1="3.562cm" svg:x2="15.17cm" svg:y2="3.548cm">
            <text:p/>
          </draw:line>
        </draw:g>
        <draw:connector draw:style-name="gr13" draw:text-style-name="P1" draw:layer="layout" svg:x1="3.632cm" svg:y1="5.61cm" svg:x2="4.754cm" svg:y2="3.578cm" draw:start-shape="id2" draw:start-glue-point="4" draw:end-shape="id3" draw:end-glue-point="3" svg:d="M3632 5610v-2032h1122" svg:viewBox="0 0 1123 2033">
          <text:p/>
        </draw:connector>
        <draw:connector draw:style-name="gr14" draw:text-style-name="P4" draw:layer="layout" draw:type="line" svg:x1="17.26cm" svg:y1="7.363cm" svg:x2="17.26cm" svg:y2="8.578cm" draw:start-shape="id4" draw:start-glue-point="2" draw:end-shape="id5" draw:end-glue-point="4" svg:d="M17260 7363v1215" svg:viewBox="0 0 1 1216">
          <text:p/>
        </draw:connector>
        <draw:connector draw:style-name="gr14" draw:text-style-name="P4" draw:layer="layout" draw:type="line" svg:x1="17.26cm" svg:y1="10.475cm" svg:x2="17.26cm" svg:y2="8.923cm" draw:end-shape="id5" draw:end-glue-point="8" svg:d="M17260 10475v-1552" svg:viewBox="0 0 1 1553">
          <text:p/>
        </draw:connector>
        <draw:connector draw:style-name="gr14" draw:text-style-name="P4" draw:layer="layout" draw:type="line" svg:x1="9.173cm" svg:y1="3.578cm" svg:x2="10.274cm" svg:y2="3.576cm" draw:start-shape="id3" draw:start-glue-point="1" draw:end-shape="id6" draw:end-glue-point="6" svg:d="M9173 3578l1101-2" svg:viewBox="0 0 1102 3">
          <text:p/>
        </draw:connector>
        <draw:connector draw:style-name="gr14" draw:text-style-name="P4" xml:id="id10" draw:id="id10" draw:layer="layout" draw:type="line" svg:x1="10.618cm" svg:y1="3.576cm" svg:x2="11.805cm" svg:y2="3.566cm" draw:start-shape="id6" draw:start-glue-point="10" draw:end-shape="id7" draw:end-glue-point="3" svg:d="M10618 3576l1187-10" svg:viewBox="0 0 1188 11">
          <text:p/>
        </draw:connector>
        <draw:connector draw:style-name="gr14" draw:text-style-name="P4" draw:layer="layout" draw:type="line" svg:x1="10.446cm" svg:y1="12.31cm" svg:x2="10.446cm" svg:y2="13.754cm" draw:start-shape="id8" draw:start-glue-point="6" draw:end-shape="id9" draw:end-glue-point="4" svg:d="M10446 12310v1444" svg:viewBox="0 0 1 1445">
          <text:p/>
        </draw:connector>
        <draw:connector draw:style-name="gr13" draw:text-style-name="P1" draw:layer="layout" svg:x1="17.26cm" svg:y1="5.215cm" svg:x2="16.225cm" svg:y2="3.566cm" draw:start-shape="id4" draw:start-glue-point="0" draw:end-shape="id7" draw:end-glue-point="1" svg:d="M17260 5215v-1649h-1035" svg:viewBox="0 0 1036 1650">
          <text:p/>
        </draw:connector>
        <draw:connector draw:style-name="gr11" draw:text-style-name="P4" draw:layer="layout" draw:type="line" svg:x1="11.211cm" svg:y1="3.571cm" svg:x2="11.805cm" svg:y2="3.566cm" draw:start-shape="id10" draw:start-glue-point="3" draw:end-shape="id7" draw:end-glue-point="3" svg:d="M11211 3571l594-5" svg:viewBox="0 0 595 6">
          <text:p/>
        </draw:connector>
        <draw:g xml:id="id17" draw:id="id17">
          <draw:custom-shape draw:style-name="gr15" draw:text-style-name="P1" draw:layer="layout" svg:width="0.693cm" svg:height="2.282cm" draw:transform="rotate (1.5707963267949) translate (12.873cm 9.0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881cm" svg:y1="8.745cm" svg:x2="11.826cm" svg:y2="8.731cm">
            <text:p/>
          </draw:line>
          <draw:line draw:style-name="gr2" draw:text-style-name="P2" draw:layer="layout" svg:x1="16.246cm" svg:y1="8.745cm" svg:x2="15.191cm" svg:y2="8.731cm">
            <text:p/>
          </draw:line>
        </draw:g>
        <draw:connector draw:style-name="gr14" draw:text-style-name="P4" draw:layer="layout" draw:type="line" svg:x1="10.446cm" svg:y1="8.32cm" svg:x2="10.446cm" svg:y2="8.578cm" draw:start-shape="id11" draw:start-glue-point="2" draw:end-shape="id12" draw:end-glue-point="4" svg:d="M10446 8320v258" svg:viewBox="0 0 1 259">
          <text:p/>
        </draw:connector>
        <draw:connector draw:style-name="gr14" draw:text-style-name="P4" draw:layer="layout" draw:type="line" svg:x1="10.446cm" svg:y1="8.923cm" svg:x2="10.446cm" svg:y2="10.155cm" draw:start-shape="id12" draw:start-glue-point="8" draw:end-shape="id8" draw:end-glue-point="4" svg:d="M10446 8923v1232" svg:viewBox="0 0 1 1233">
          <text:p/>
        </draw:connector>
        <draw:connector draw:style-name="gr14" draw:text-style-name="P4" draw:layer="layout" draw:type="line" svg:x1="3.632cm" svg:y1="7.162cm" svg:x2="3.632cm" svg:y2="8.578cm" draw:start-shape="id2" draw:start-glue-point="8" draw:end-shape="id13" draw:end-glue-point="4" svg:d="M3632 7162v1416" svg:viewBox="0 0 1 1417">
          <text:p/>
        </draw:connector>
        <draw:connector draw:style-name="gr14" draw:text-style-name="P4" draw:layer="layout" draw:type="line" svg:x1="9.152cm" svg:y1="13.925cm" svg:x2="10.274cm" svg:y2="13.927cm" draw:start-shape="id14" draw:start-glue-point="1" draw:end-shape="id9" draw:end-glue-point="6" svg:d="M9152 13925l1122 2" svg:viewBox="0 0 1123 3">
          <text:p/>
        </draw:connector>
        <draw:connector draw:style-name="gr14" draw:text-style-name="P4" draw:layer="layout" draw:type="line" svg:x1="3.632cm" svg:y1="8.923cm" svg:x2="3.632cm" svg:y2="9.614cm" draw:start-shape="id13" draw:start-glue-point="8" draw:end-shape="id15" draw:end-glue-point="0" svg:d="M3632 8923v691" svg:viewBox="0 0 1 692">
          <text:p/>
        </draw:connector>
        <draw:connector draw:style-name="gr14" draw:text-style-name="P4" draw:layer="layout" draw:type="line" svg:x1="3.804cm" svg:y1="8.751cm" svg:x2="4.667cm" svg:y2="8.753cm" draw:start-shape="id13" draw:start-glue-point="10" draw:end-shape="id16" svg:d="M3804 8751l863 2" svg:viewBox="0 0 864 3">
          <text:p/>
        </draw:connector>
        <draw:connector draw:style-name="gr14" draw:text-style-name="P4" draw:layer="layout" draw:type="line" svg:x1="9.087cm" svg:y1="8.753cm" svg:x2="10.274cm" svg:y2="8.751cm" draw:start-shape="id16" draw:start-glue-point="1" draw:end-shape="id12" draw:end-glue-point="6" svg:d="M9087 8753l1187-2" svg:viewBox="0 0 1188 3">
          <text:p/>
        </draw:connector>
        <draw:connector draw:style-name="gr14" draw:text-style-name="P4" draw:layer="layout" draw:type="line" svg:x1="10.618cm" svg:y1="8.751cm" svg:x2="11.826cm" svg:y2="8.749cm" draw:start-shape="id12" draw:start-glue-point="10" draw:end-shape="id17" draw:end-glue-point="3" svg:d="M10618 8751l1208-2" svg:viewBox="0 0 1209 3">
          <text:p/>
        </draw:connector>
        <draw:connector draw:style-name="gr13" draw:text-style-name="P1" draw:layer="layout" svg:x1="3.632cm" svg:y1="13.602cm" svg:x2="4.733cm" svg:y2="13.925cm" draw:start-shape="id15" draw:start-glue-point="2" draw:end-shape="id14" draw:end-glue-point="3" svg:d="M3632 13602v323h1101" svg:viewBox="0 0 1102 324">
          <text:p/>
        </draw:connector>
        <draw:connector draw:style-name="gr14" draw:text-style-name="P4" draw:layer="layout" draw:type="line" svg:x1="16.246cm" svg:y1="8.749cm" svg:x2="17.087cm" svg:y2="8.751cm" draw:start-shape="id17" draw:start-glue-point="1" draw:end-shape="id5" draw:end-glue-point="6" svg:d="M16246 8749l841 2" svg:viewBox="0 0 842 3">
          <text:p/>
        </draw:connector>
        <draw:line draw:style-name="gr16" draw:text-style-name="P4" draw:layer="layout" svg:x1="4.236cm" svg:y1="10.39cm" svg:x2="4.236cm" svg:y2="12.891cm">
          <text:p/>
        </draw:line>
        <draw:frame draw:style-name="gr17" draw:text-style-name="P5" draw:layer="layout" svg:width="1.036cm" svg:height="1.007cm" svg:x="3.287cm" svg:y="2.886cm">
          <draw:text-box>
            <text:p><text:span text:style-name="T1">1</text:span></text:p>
          </draw:text-box>
        </draw:frame>
        <draw:frame draw:style-name="gr17" draw:text-style-name="P5" draw:layer="layout" svg:width="1.035cm" svg:height="1.007cm" svg:x="10.101cm" svg:y="2.8cm">
          <draw:text-box>
            <text:p><text:span text:style-name="T1">2</text:span></text:p>
          </draw:text-box>
        </draw:frame>
        <draw:frame draw:style-name="gr17" draw:text-style-name="P5" draw:layer="layout" svg:width="1.035cm" svg:height="1.007cm" svg:x="16.829cm" svg:y="2.886cm">
          <draw:text-box>
            <text:p><text:span text:style-name="T1">3</text:span></text:p>
          </draw:text-box>
        </draw:frame>
        <draw:frame draw:style-name="gr17" draw:text-style-name="P5" draw:layer="layout" svg:width="1.035cm" svg:height="1.007cm" svg:x="10.101cm" svg:y="14.099cm">
          <draw:text-box>
            <text:p><text:span text:style-name="T1">8</text:span></text:p>
          </draw:text-box>
        </draw:frame>
        <draw:frame draw:style-name="gr17" draw:text-style-name="P5" draw:layer="layout" svg:width="1.035cm" svg:height="1.007cm" svg:x="3.201cm" svg:y="13.927cm">
          <draw:text-box>
            <text:p><text:span text:style-name="T1">7</text:span></text:p>
          </draw:text-box>
        </draw:frame>
        <draw:frame draw:style-name="gr18" draw:text-style-name="P5" draw:layer="layout" svg:width="1.035cm" svg:height="1.006cm" svg:x="17.346cm" svg:y="8.061cm">
          <draw:text-box>
            <text:p><text:span text:style-name="T1">6</text:span></text:p>
          </draw:text-box>
        </draw:frame>
        <draw:frame draw:style-name="gr17" draw:text-style-name="P5" draw:layer="layout" svg:width="1.035cm" svg:height="1.007cm" svg:x="9.583cm" svg:y="7.974cm">
          <draw:text-box>
            <text:p><text:span text:style-name="T1">5</text:span></text:p>
          </draw:text-box>
        </draw:frame>
        <draw:frame draw:style-name="gr19" draw:text-style-name="P6" draw:layer="layout" svg:width="1.208cm" svg:height="1.217cm" svg:x="4.236cm" svg:y="11.253cm">
          <draw:text-box>
            <text:p><text:span text:style-name="T2">I</text:span><text:span text:style-name="T3">d</text:span></text:p>
          </draw:text-box>
        </draw:frame>
        <draw:frame draw:style-name="gr20" draw:text-style-name="P7" draw:layer="layout" svg:width="2.501cm" svg:height="2.133cm" svg:x="14.501cm" svg:y="5.042cm">
          <draw:text-box>
            <text:p><text:span text:style-name="T4">I</text:span><text:span text:style-name="T3">b</text:span><text:span text:style-name="T4">=K</text:span><text:span text:style-name="T3">b</text:span><text:span text:style-name="T4">V</text:span><text:span text:style-name="T3">b</text:span></text:p>
          </draw:text-box>
        </draw:frame>
        <draw:frame draw:style-name="gr21" draw:text-style-name="P5" draw:layer="layout" svg:width="1.335cm" svg:height="1.866cm" svg:x="6.465cm" svg:y="3.2cm">
          <draw:text-box>
            <text:p><text:span text:style-name="T1">R</text:span><text:span text:style-name="T5">1</text:span></text:p>
          </draw:text-box>
        </draw:frame>
        <draw:frame draw:style-name="gr22" draw:text-style-name="P5" draw:layer="layout" svg:width="1.394cm" svg:height="1.865cm" svg:x="6.306cm" svg:y="13.524cm">
          <draw:text-box>
            <text:p><text:span text:style-name="T1">R</text:span><text:span text:style-name="T5">7</text:span></text:p>
          </draw:text-box>
        </draw:frame>
        <draw:frame draw:style-name="gr21" draw:text-style-name="P5" draw:layer="layout" svg:width="1.399cm" svg:height="1.866cm" svg:x="3.101cm" svg:y="11.195cm">
          <draw:text-box>
            <text:p><text:span text:style-name="T1">R</text:span><text:span text:style-name="T5">6</text:span></text:p>
          </draw:text-box>
        </draw:frame>
        <draw:frame draw:style-name="gr22" draw:text-style-name="P5" draw:layer="layout" svg:width="1.162cm" svg:height="1.865cm" svg:x="13.638cm" svg:y="8.32cm">
          <draw:text-box>
            <text:p><text:span text:style-name="T1">R</text:span><text:span text:style-name="T5">5</text:span></text:p>
          </draw:text-box>
        </draw:frame>
        <draw:frame draw:style-name="gr22" draw:text-style-name="P5" draw:layer="layout" svg:width="1.235cm" svg:height="1.865cm" svg:x="6.365cm" svg:y="8.335cm">
          <draw:text-box>
            <text:p><text:span text:style-name="T1">R</text:span><text:span text:style-name="T5">4</text:span></text:p>
          </draw:text-box>
        </draw:frame>
        <draw:frame draw:style-name="gr22" draw:text-style-name="P5" draw:layer="layout" svg:width="1.186cm" svg:height="1.865cm" svg:x="9.914cm" svg:y="5.732cm">
          <draw:text-box>
            <text:p><text:span text:style-name="T1">R</text:span><text:span text:style-name="T5">3</text:span></text:p>
          </draw:text-box>
        </draw:frame>
        <draw:frame draw:style-name="gr21" draw:text-style-name="P5" draw:layer="layout" svg:width="1.235cm" svg:height="1.866cm" svg:x="13.465cm" svg:y="3.144cm">
          <draw:text-box>
            <text:p><text:span text:style-name="T1">R</text:span><text:span text:style-name="T5">2</text:span></text:p>
          </draw:text-box>
        </draw:frame>
        <draw:frame draw:style-name="gr23" draw:text-style-name="P5" draw:layer="layout" svg:width="2.258cm" svg:height="1.978cm" svg:x="1.874cm" svg:y="8.381cm">
          <draw:text-box>
            <text:p><text:span text:style-name="T1">GND</text:span></text:p>
          </draw:text-box>
        </draw:frame>
        <draw:frame draw:style-name="gr24" draw:text-style-name="P7" draw:layer="layout" svg:width="1.207cm" svg:height="4.139cm" svg:x="9.238cm" svg:y="4.938cm">
          <draw:text-box>
            <text:p><text:span text:style-name="T4">+</text:span></text:p>
            <text:p><text:span text:style-name="T6"/></text:p>
            <text:p><text:span text:style-name="T4">V</text:span><text:span text:style-name="T3">b</text:span></text:p>
            <text:p><text:span text:style-name="T7">-</text:span></text:p>
          </draw:text-box>
        </draw:frame>
        <draw:frame draw:style-name="gr25" draw:text-style-name="P8" draw:layer="layout" svg:width="1.036cm" svg:height="1.159cm" svg:x="17.777cm" svg:y="10.304cm">
          <draw:text-box>
            <text:p><text:span text:style-name="T8">I</text:span><text:span text:style-name="T9">c</text:span></text:p>
          </draw:text-box>
        </draw:frame>
        <draw:g xml:id="id18" draw:id="id18">
          <draw:line draw:style-name="gr2" draw:text-style-name="P2" draw:layer="layout" svg:x1="16.397cm" svg:y1="11.343cm" svg:x2="18.136cm" svg:y2="11.343cm">
            <text:p/>
          </draw:line>
          <draw:line draw:style-name="gr2" draw:text-style-name="P2" draw:layer="layout" svg:x1="16.397cm" svg:y1="11.343cm" svg:x2="18.136cm" svg:y2="11.343cm">
            <text:p/>
          </draw:line>
          <draw:line draw:style-name="gr2" draw:text-style-name="P2" draw:layer="layout" svg:x1="16.397cm" svg:y1="12.119cm" svg:x2="18.136cm" svg:y2="12.119cm">
            <text:p/>
          </draw:line>
          <draw:line draw:style-name="gr2" draw:text-style-name="P2" draw:layer="layout" svg:x1="17.255cm" svg:y1="13.168cm" svg:x2="17.269cm" svg:y2="12.113cm">
            <text:p/>
          </draw:line>
          <draw:line draw:style-name="gr2" draw:text-style-name="P2" draw:layer="layout" svg:x1="17.255cm" svg:y1="11.359cm" svg:x2="17.269cm" svg:y2="10.304cm">
            <text:p/>
          </draw:line>
        </draw:g>
        <draw:connector draw:style-name="gr26" draw:text-style-name="P1" draw:layer="layout" svg:x1="10.618cm" svg:y1="13.927cm" svg:x2="17.266cm" svg:y2="13.168cm" draw:start-shape="id9" draw:start-glue-point="10" draw:end-shape="id18" draw:end-glue-point="2" svg:d="M10618 13927h6648v-759" svg:viewBox="0 0 6649 760">
          <text:p/>
        </draw:connector>
        <draw:line draw:style-name="gr16" draw:text-style-name="P4" draw:layer="layout" svg:x1="18.381cm" svg:y1="10.907cm" svg:x2="18.381cm" svg:y2="12.804cm">
          <text:p/>
        </draw:line>
        <draw:frame draw:style-name="gr27" draw:text-style-name="P10" draw:layer="layout" svg:width="3.882cm" svg:height="1.898cm" svg:x="11.136cm" svg:y="11.511cm">
          <draw:text-box>
            <text:p text:style-name="P9"><text:span text:style-name="T4">I</text:span><text:span text:style-name="T3">d</text:span><text:span text:style-name="T4">=K</text:span><text:span text:style-name="T3">d</text:span><text:span text:style-name="T4">V</text:span><text:span text:style-name="T3">d</text:span></text:p>
          </draw:text-box>
        </draw:frame>
        <draw:frame draw:style-name="gr28" draw:text-style-name="P11" draw:layer="layout" svg:width="1.294cm" svg:height="1.155cm" svg:x="16.483cm" svg:y="12.374cm">
          <draw:text-box>
            <text:p>c</text:p>
          </draw:text-box>
        </draw:frame>
        <draw:frame draw:style-name="gr29" draw:text-style-name="P2" draw:layer="layout" svg:width="8.544cm" svg:height="3.135cm" draw:transform="rotate (0.00174532925199433) translate (6.251cm 15.865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5" draw:layer="layout" svg:width="1.394cm" svg:height="1.865cm" svg:x="1.9cm" svg:y="5.6cm">
          <draw:text-box>
            <text:p><text:span text:style-name="T10">v</text:span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18:58.500903567</meta:creation-date>
    <dc:date>2021-04-07T20:03:16.770875036</dc:date>
    <meta:editing-duration>PT56M2S</meta:editing-duration>
    <meta:editing-cycles>9</meta:editing-cycles>
    <meta:generator>LibreOffice/6.4.6.2$Linux_X86_64 LibreOffice_project/40$Build-2</meta:generator>
    <meta:document-statistic meta:object-count="9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